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60279c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60279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60279c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5802bf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35e4f" officeooo:paragraph-rsid="005c6c1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normal" officeooo:rsid="00709d95" officeooo:paragraph-rsid="00709d95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14543" officeooo:paragraph-rsid="00614543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14543" officeooo:paragraph-rsid="006eb7fd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14543" officeooo:paragraph-rsid="0061c11a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14543" officeooo:paragraph-rsid="006559a3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1c11a" officeooo:paragraph-rsid="006e36d4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1c11a" officeooo:paragraph-rsid="0061c11a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1c11a" officeooo:paragraph-rsid="006559a3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1c11a" officeooo:paragraph-rsid="006286f0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286f0" officeooo:paragraph-rsid="0063513b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286f0" officeooo:paragraph-rsid="006286f0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14543" officeooo:paragraph-rsid="00614543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c11a" officeooo:paragraph-rsid="0061c11a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c11a" officeooo:paragraph-rsid="0061c11a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36d4" officeooo:paragraph-rsid="006e36d4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86f0" officeooo:paragraph-rsid="006286f0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3513b" officeooo:paragraph-rsid="0063513b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59a3" officeooo:paragraph-rsid="006559a3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8ae6f" officeooo:paragraph-rsid="0068ae6f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8ecc" officeooo:paragraph-rsid="006b8ecc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09d95" officeooo:paragraph-rsid="00709d9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09d95" officeooo:paragraph-rsid="00614543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61c11a" officeooo:paragraph-rsid="0061c11a" style:font-size-asian="12pt" style:font-weight-asian="normal" style:font-size-complex="12pt" style:font-weight-complex="normal"/>
    </style:style>
    <style:style style:name="T1" style:family="text">
      <style:text-properties officeooo:rsid="00518548"/>
    </style:style>
    <style:style style:name="T2" style:family="text">
      <style:text-properties officeooo:rsid="0035db3e"/>
    </style:style>
    <style:style style:name="T3" style:family="text">
      <style:text-properties officeooo:rsid="00614543"/>
    </style:style>
    <style:style style:name="T4" style:family="text">
      <style:text-properties officeooo:rsid="006559a3"/>
    </style:style>
    <style:style style:name="T5" style:family="text">
      <style:text-properties officeooo:rsid="0065e08a"/>
    </style:style>
    <style:style style:name="T6" style:family="text">
      <style:text-properties officeooo:rsid="0066df04"/>
    </style:style>
    <style:style style:name="T7" style:family="text">
      <style:text-properties officeooo:rsid="0061c11a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5660b4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5b8a1c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30263c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5e3403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38be2a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518548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565a2f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5478e1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71771a" style:font-size-asian="12pt" style:font-weight-asian="bold" style:font-size-complex="12pt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6286f0" style:font-size-asian="12pt" style:font-size-complex="12pt"/>
    </style:style>
    <style:style style:name="T20" style:family="text">
      <style:text-properties fo:font-size="12pt" officeooo:rsid="006559a3" style:font-size-asian="12pt" style:font-size-complex="12pt"/>
    </style:style>
    <style:style style:name="T21" style:family="text">
      <style:text-properties fo:font-size="12pt" officeooo:rsid="0061c11a" style:font-size-asian="12pt" style:font-size-complex="12pt"/>
    </style:style>
    <style:style style:name="T22" style:family="text">
      <style:text-properties fo:font-size="12pt" officeooo:rsid="006e36d4" style:font-size-asian="12pt" style:font-size-complex="12pt"/>
    </style:style>
    <style:style style:name="T23" style:family="text">
      <style:text-properties fo:font-size="12pt" officeooo:rsid="006d985e" style:font-size-asian="12pt" style:font-size-complex="12pt"/>
    </style:style>
    <style:style style:name="T24" style:family="text">
      <style:text-properties fo:font-size="12pt" officeooo:rsid="00614543" style:font-size-asian="12pt" style:font-size-complex="12pt"/>
    </style:style>
    <style:style style:name="T25" style:family="text">
      <style:text-properties fo:font-size="12pt" officeooo:rsid="0063513b" style:font-size-asian="12pt" style:font-size-complex="12pt"/>
    </style:style>
    <style:style style:name="T26" style:family="text">
      <style:text-properties fo:font-size="12pt" officeooo:rsid="006498ab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2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9">2</text:span><text:span text:style-name="T10">0</text:span><text:span text:style-name="T9">1</text:span><text:span text:style-name="T17">a</text:span><text:span text:style-name="T11"> - </text:span><text:span text:style-name="T12">Ground - </text:span><text:span text:style-name="T13">Cold Start - </text:span><text:span text:style-name="T14">P</text:span><text:span text:style-name="T15">ilot</text:span></text:p>
      <text:p text:style-name="P4"/>
      <text:p text:style-name="P5">Cold Start<text:span text:style-name="T3"> -- </text:span><text:span text:style-name="T1">Pilot</text:span></text:p>
      <text:list xml:id="list1233541805" text:style-name="L1">
        <text:list-item>
          <text:p text:style-name="P7"><text:span text:style-name="T16">H</text:span><text:span text:style-name="T8">elmet</text:span><text:span text:style-name="T18"> ... </text:span><text:span text:style-name="T8">Put on</text:span><text:span text:style-name="T18"> (right canopy rail)</text:span></text:p>
        </text:list-item>
        <text:list-item>
          <text:p text:style-name="P16">Cartridge start:</text:p>
          <text:list>
            <text:list-item>
              <text:p text:style-name="P8"><text:span text:style-name="T7">ENGINE MASTER</text:span> switches<text:span text:style-name="T7"> LEFT and RIGHT</text:span> ... ON<text:span text:style-name="T7"> (left console middle inboard)</text:span></text:p>
            </text:list-item>
            <text:list-item>
              <text:p text:style-name="P18"><text:span text:style-name="T4">Tell Crew Chief to load cartridges ... </text:span>Jester UI -&gt; Crew Chief -&gt; Air Source -&gt; Load Start Cartridges</text:p>
            </text:list-item>
            <text:list-item>
              <text:p text:style-name="P17">Start right engine:</text:p>
              <text:list>
                <text:list-item>
                  <text:p text:style-name="P9"><text:span text:style-name="T19">ENGINE</text:span><text:span text:style-name="T18"> </text:span><text:span text:style-name="T19">START</text:span><text:span text:style-name="T18"> switch ... R (right</text:span><text:span text:style-name="T20">-click</text:span><text:span text:style-name="T18">)</text:span><text:span text:style-name="T21"> and hold for a couple seconds (left console middle inboard)</text:span></text:p>
                </text:list-item>
                <text:list-item>
                  <text:p text:style-name="P11"><text:span text:style-name="T18">At 10% RPM</text:span><text:span text:style-name="T20">, press and hold </text:span><text:span text:style-name="T22">right ignition (</text:span><text:span text:style-name="T20">B</text:span><text:span text:style-name="T23">6</text:span><text:span text:style-name="T20"> button), then </text:span><text:span text:style-name="T22">advance throttle to idle detent (</text:span><text:span text:style-name="T20">B</text:span><text:span text:style-name="T23">3</text:span><text:span text:style-name="T20"> button</text:span><text:span text:style-name="T22">).</text:span></text:p>
                </text:list-item>
                <text:list-item>
                  <text:p text:style-name="P20">When EGT increases (engine ignition), release ignition (B6 button).</text:p>
                </text:list-item>
                <text:list-item>
                  <text:p text:style-name="P12"><text:span text:style-name="T18">At 65% RPM (idle): R GEN (generator)</text:span><text:span text:style-name="T24"> switch ... ON</text:span><text:span text:style-name="T18"> (forward</text:span><text:span text:style-name="T20">, right-click</text:span><text:span text:style-name="T18">) (right console middle outboard)</text:span></text:p>
                </text:list-item>
              </text:list>
            </text:list-item>
            <text:list-item>
              <text:p text:style-name="P17">Start left engine:</text:p>
              <text:list>
                <text:list-item>
                  <text:p text:style-name="P10"><text:span text:style-name="T19">ENGINE</text:span><text:span text:style-name="T18"> </text:span><text:span text:style-name="T19">START</text:span><text:span text:style-name="T18"> switch ... </text:span><text:span text:style-name="T20">L</text:span><text:span text:style-name="T18"> (</text:span><text:span text:style-name="T20">left-click</text:span><text:span text:style-name="T18">)</text:span><text:span text:style-name="T21"> and hold for a couple seconds (left console middle inboard)</text:span></text:p>
                </text:list-item>
                <text:list-item>
                  <text:p text:style-name="P11"><text:span text:style-name="T18">At 10% RPM</text:span><text:span text:style-name="T20">, press and hold </text:span><text:span text:style-name="T22">left ignition (</text:span><text:span text:style-name="T20">B</text:span><text:span text:style-name="T22">4</text:span><text:span text:style-name="T20"> button), then </text:span><text:span text:style-name="T22">advance throttle to idle detent (</text:span><text:span text:style-name="T20">B</text:span><text:span text:style-name="T22">1</text:span><text:span text:style-name="T20"> button</text:span><text:span text:style-name="T22">).</text:span></text:p>
                </text:list-item>
                <text:list-item>
                  <text:p text:style-name="P20">When EGT increases (engine ignition), release ignition (B4 button).</text:p>
                </text:list-item>
                <text:list-item>
                  <text:p text:style-name="P13"><text:span text:style-name="T19">At 65% RPM (idle): </text:span><text:span text:style-name="T20">L</text:span><text:span text:style-name="T19"> GEN (generator)</text:span><text:span text:style-name="T24"> switch ... ON</text:span><text:span text:style-name="T19"> (forward</text:span><text:span text:style-name="T20">, right-click</text:span><text:span text:style-name="T19">) (right console middle outboard)</text:span></text:p>
                </text:list-item>
              </text:list>
            </text:list-item>
          </text:list>
        </text:list-item>
        <text:list-item>
          <text:p text:style-name="P16">Ground cart start:</text:p>
          <text:list>
            <text:list-item>
              <text:p text:style-name="P21">Jester UI -&gt; Crew Chief -&gt; External Power -&gt; Connect</text:p>
            </text:list-item>
            <text:list-item>
              <text:p text:style-name="P21">When connected: L GEN and R GEN switches ... EXTERNAL (aft<text:span text:style-name="T4">, left-click</text:span>) (right console middle outboard)</text:p>
            </text:list-item>
            <text:list-item>
              <text:p text:style-name="P21">Start right engine:</text:p>
              <text:list>
                <text:list-item>
                  <text:p text:style-name="P21">Jester UI -&gt; Air Source -&gt; Connect To Right Engine</text:p>
                </text:list-item>
                <text:list-item>
                  <text:p text:style-name="P21">ENGINE MASTER RIGHT switch ... ON</text:p>
                </text:list-item>
                <text:list-item>
                  <text:p text:style-name="P21">Jester UI -&gt; Air Source -&gt; Start Airflow</text:p>
                </text:list-item>
                <text:list-item>
                  <text:p text:style-name="P14"><text:span text:style-name="T18">At 10% RPM: Right Ignition button ... Press and hold, </text:span><text:span text:style-name="T24">advance right throttle to HALF, then back to IDLE</text:span><text:span text:style-name="T18"> detent</text:span><text:span text:style-name="T24">, </text:span><text:span text:style-name="T18">release button</text:span></text:p>
                </text:list-item>
                <text:list-item>
                  <text:p text:style-name="P21">At 65% RPM (idle): Jester UI -&gt; Air Source -&gt; Stop Airflow</text:p>
                </text:list-item>
                <text:list-item>
                  <text:p text:style-name="P21">R GEN switch ... ON (forward) (right console middle outboard)</text:p>
                </text:list-item>
              </text:list>
            </text:list-item>
            <text:list-item>
              <text:p text:style-name="P21">Start left engine:</text:p>
              <text:list>
                <text:list-item>
                  <text:p text:style-name="P21">Follow steps above for left engine.</text:p>
                </text:list-item>
              </text:list>
            </text:list-item>
            <text:list-item>
              <text:p text:style-name="P21">R GEN switch ... Cycle to OFF, then ON (forward) (not sure if this is necessary??) (right console middle outboard)</text:p>
            </text:list-item>
            <text:list-item>
              <text:p text:style-name="P15"><text:span text:style-name="T18">Jester UI -&gt; Air Source -&gt; </text:span><text:span text:style-name="T25">Disconnect</text:span></text:p>
            </text:list-item>
            <text:list-item>
              <text:p text:style-name="P22">Jester UI -&gt; External Power -&gt; Disconnect</text:p>
            </text:list-item>
          </text:list>
        </text:list-item>
        <text:list-item>
          <text:p text:style-name="P13"><text:span text:style-name="T19">When engines are started, </text:span><text:span text:style-name="T18">Jester should prompt to start alignment, and alignment type.</text:span></text:p>
          <text:list>
            <text:list-item>
              <text:p text:style-name="P23">Full alignment may take up to 9 mins?? Depends on ambient temperature??, drift 3.0 nmi/hr.</text:p>
            </text:list-item>
            <text:list-item>
              <text:p text:style-name="P23">BATH (Best Available True Heading) alignment takes 2m15s, drift approx 5.5 nmi/hr.</text:p>
            </text:list-item>
            <text:list-item>
              <text:p text:style-name="P13"><text:span text:style-name="T18">HDG Memory Alignment </text:span><text:span text:style-name="T20">takes 2m15s, drift 3.0 to 5.5 nmi/hr. </text:span></text:p>
            </text:list-item>
          </text:list>
        </text:list-item>
        <text:list-item>
          <text:p text:style-name="P18">Radio mode knob ... T/R or T/R+G (right console middle inboard)</text:p>
        </text:list-item>
        <text:list-item>
          <text:p text:style-name="P7"><text:span text:style-name="T18">IFF ... </text:span><text:span text:style-name="T21">NORM (right console middle inboard)</text:span></text:p>
        </text:list-item>
        <text:list-item>
          <text:p text:style-name="P7"><text:span text:style-name="T18">Radar altimeter ... ON</text:span><text:span text:style-name="T25"> and set bug as desired</text:span><text:span text:style-name="T21"> (instrument panel left)</text:span></text:p>
        </text:list-item>
        <text:list-item>
          <text:p text:style-name="P18">When Jester calls "Set primary and sync":</text:p>
          <text:list>
            <text:list-item>
              <text:p text:style-name="P18">Attitude reference switch ... PRIM (instrument panel next to artific<text:span text:style-name="T5">i</text:span>al horizon)</text:p>
            </text:list-item>
            <text:list-item>
              <text:p text:style-name="P12"><text:span text:style-name="T18">Compass mode knob ... SYNC</text:span><text:span text:style-name="T26"> (left click)</text:span><text:span text:style-name="T18"> and hold for a few seconds (right console far rear inboard)</text:span></text:p>
            </text:list-item>
          </text:list>
        </text:list-item>
        <text:list-item>
          <text:p text:style-name="P18">Sight Mode knob ... CAGE (UFC)</text:p>
        </text:list-item>
        <text:list-item>
          <text:p text:style-name="P28">RWR ... On (POWER button under RWR display, instrument panel right)</text:p>
        </text:list-item>
      </text:list>
      <text:list text:style-name="L2">
        <text:list-item>
          <text:list>
            <text:list-item>
              <text:p text:style-name="P24">Jester will turn on the RWR when the alignment is finished.</text:p>
            </text:list-item>
          </text:list>
        </text:list-item>
      </text:list>
      <text:list xml:id="list181829002942074" text:continue-list="list1233541805" text:style-name="L1">
        <text:list-item>
          <text:p text:style-name="P18">DSCG switch ... RADAR (center console left)</text:p>
        </text:list-item>
        <text:list-item>
          <text:p text:style-name="P7"><text:span text:style-name="T18">Oxygen supply lever</text:span><text:span text:style-name="T21">s</text:span><text:span text:style-name="T18"> ... ON</text:span><text:span text:style-name="T21"> and NORMAL OXYGEN (left console forward inboard)</text:span></text:p>
        </text:list-item>
        <text:list-item>
          <text:p text:style-name="P18">CADC Corrections switch ... RESET CORR for a few seconds, then back to NORM (left console middle inboard)</text:p>
        </text:list-item>
        <text:list-item>
          <text:p text:style-name="P18">Altimeter ... <text:span text:style-name="T6">Turn and hold RESET lever for 3 seconds to clear red STBY flag, then s</text:span>et QNH or QFE<text:span text:style-name="T6"> </text:span>(instrument panel middle)</text:p>
        </text:list-item>
      </text:list>
      <text:list text:style-name="L3">
        <text:list-item>
          <text:list>
            <text:list-item>
              <text:p text:style-name="P19">Do this only after the CADC Corrections switch??</text:p>
            </text:list-item>
          </text:list>
        </text:list-item>
      </text:list>
      <text:list xml:id="list181830277434485" text:continue-list="list181829002942074" text:style-name="L1">
        <text:list-item>
          <text:p text:style-name="P18">Standby Attitude Indicator ... Uncage and center (instrument panel lower right)</text:p>
        </text:list-item>
        <text:list-item>
          <text:p text:style-name="P25">ADI Flight Director switch ... Horizontal (On) (flat knob on Navigation Mode Selector knob, instrument panel bottom, under Standby ADI)</text:p>
        </text:list-item>
        <text:list-item>
          <text:p text:style-name="P7"><text:span text:style-name="T21">YAW, ROLL, and PITCH STAB. AUG </text:span><text:span text:style-name="T18">switches ... ENGAGE</text:span><text:span text:style-name="T21"> (left console rear inboard)</text:span></text:p>
        </text:list-item>
        <text:list-item>
          <text:p text:style-name="P9"><text:span text:style-name="T18">Trim ... 1 to 3 units nose down (3 recommended)</text:span><text:span text:style-name="T21"> (trim guage is on left forward angled panel outboard)</text:span></text:p>
        </text:list-item>
        <text:list-item>
          <text:p text:style-name="P7"><text:span text:style-name="T18">Anti-skid ... ON</text:span><text:span text:style-name="T19"> (left console forward outboard)</text:span>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30T18:18:28.379000000</dc:date>
    <meta:editing-duration>P1DT7H49M29S</meta:editing-duration>
    <meta:editing-cycles>89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60" meta:word-count="671" meta:character-count="3753" meta:non-whitespace-character-count="3193"/>
  </office:meta>
</office:document-meta>
</file>